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ED000000EDF78F3513.svm" manifest:media-type=""/>
  <manifest:file-entry manifest:full-path="Pictures/20000001000002190000012915A3CF9B.svm" manifest:media-type=""/>
  <manifest:file-entry manifest:full-path="Pictures/20000002000001600000010D5E957998.eps" manifest:media-type=""/>
  <manifest:file-entry manifest:full-path="Pictures/20000001000001B00000012D6746B6E6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0DD00000012A856DA5C.svm" manifest:media-type=""/>
  <manifest:file-entry manifest:full-path="Pictures/2000000100000192000000D8E72B4731.svm" manifest:media-type=""/>
  <manifest:file-entry manifest:full-path="Pictures/200000010000012D000000D8F4A9CB9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4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16cm" svg:height="4.063cm" svg:x="1.975cm" svg:y="1.014cm">
          <draw:image xlink:href="Pictures/20000002000001600000010D5E957998.eps" xlink:type="simple" xlink:show="embed" xlink:actuate="onLoad">
            <text:p/>
          </draw:image>
        </draw:frame>
        <draw:frame draw:style-name="gr2" draw:text-style-name="P2" draw:layer="layout" svg:width="0.937cm" svg:height="0.911cm" svg:x="0.35cm" svg:y="0.298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0.322cm" svg:y="2.788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text-style-name="P3" draw:layer="layout" svg:width="1.624cm" svg:height="0.696cm" svg:x="1.846cm" svg:y="2.565cm">
          <draw:text-box>
            <text:p><text:span text:style-name="T3">مبدل توانائی</text:span></text:p>
          </draw:text-box>
        </draw:frame>
        <draw:custom-shape draw:style-name="gr3" draw:text-style-name="P4" draw:layer="layout" svg:width="1.846cm" svg:height="1.6cm" svg:x="5.885cm" svg:y="1.0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42cm" svg:height="1.729cm" svg:x="6.143cm" svg:y="3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6" draw:layer="layout" svg:width="1.598cm" svg:height="0.696cm" svg:x="6.375cm" svg:y="2.736cm">
          <draw:text-box>
            <text:p text:style-name="P5"><text:span text:style-name="T3">پیمایشی آلہ</text:span></text:p>
          </draw:text-box>
        </draw:frame>
        <draw:custom-shape draw:style-name="gr3" draw:text-style-name="P4" draw:layer="layout" svg:width="2.13cm" svg:height="1.576cm" svg:x="1.549cm" svg:y="1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181cm" svg:height="2.039cm" svg:x="1.51cm" svg:y="3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624cm" svg:height="0.696cm" svg:x="1.884cm" svg:y="0.354cm">
          <draw:text-box>
            <text:p><text:span text:style-name="T3">مبدل توانائی</text:span></text:p>
          </draw:text-box>
        </draw:frame>
        <draw:frame draw:style-name="gr2" draw:text-style-name="P6" draw:layer="layout" svg:width="1.598cm" svg:height="0.696cm" svg:x="6.001cm" svg:y="0.354cm">
          <draw:text-box>
            <text:p text:style-name="P5"><text:span text:style-name="T3">پیمایشی آلہ</text:span></text:p>
          </draw:text-box>
        </draw:frame>
        <draw:frame draw:style-name="gr4" draw:text-style-name="P1" draw:layer="layout" svg:width="0.517cm" svg:height="0.36cm" svg:x="2.768cm" svg:y="1.488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335cm" svg:height="0.258cm" svg:x="1.644cm" svg:y="1.746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517cm" svg:height="0.36cm" svg:x="2.627cm" svg:y="3.387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335cm" svg:height="0.258cm" svg:x="1.644cm" svg:y="4.21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643cm" svg:height="0.355cm" svg:x="6.329cm" svg:y="1.698cm">
          <draw:image xlink:href="Pictures/20000001000002190000012915A3CF9B.svm" xlink:type="simple" xlink:show="embed" xlink:actuate="onLoad">
            <text:p/>
          </draw:image>
        </draw:frame>
        <draw:frame draw:style-name="gr6" draw:text-style-name="P1" draw:layer="layout" svg:width="0.643cm" svg:height="0.355cm" svg:x="6.329cm" svg:y="4.162cm">
          <draw:image xlink:href="Pictures/20000001000002190000012915A3CF9B.svm" xlink:type="simple" xlink:show="embed" xlink:actuate="onLoad">
            <text:p/>
          </draw:image>
        </draw:frame>
        <draw:frame draw:style-name="gr7" draw:text-style-name="P1" draw:layer="layout" svg:width="0.481cm" svg:height="0.258cm" svg:x="5.249cm" svg:y="1.785cm">
          <draw:image xlink:href="Pictures/2000000100000192000000D8E72B4731.svm" xlink:type="simple" xlink:show="embed" xlink:actuate="onLoad">
            <text:p/>
          </draw:image>
        </draw:frame>
        <draw:frame draw:style-name="gr7" draw:text-style-name="P1" draw:layer="layout" svg:width="0.481cm" svg:height="0.258cm" svg:x="5.547cm" svg:y="4.262cm">
          <draw:image xlink:href="Pictures/2000000100000192000000D8E72B4731.svm" xlink:type="simple" xlink:show="embed" xlink:actuate="onLoad">
            <text:p/>
          </draw:image>
        </draw:frame>
        <draw:frame draw:style-name="gr8" draw:text-style-name="P1" draw:layer="layout" svg:width="0.36cm" svg:height="0.258cm" svg:x="3.732cm" svg:y="3.974cm">
          <draw:image xlink:href="Pictures/200000010000012D000000D8F4A9CB9C.svm" xlink:type="simple" xlink:show="embed" xlink:actuate="onLoad">
            <text:p/>
          </draw:image>
        </draw:frame>
        <draw:frame draw:style-name="gr9" draw:text-style-name="P1" draw:layer="layout" svg:width="0.349cm" svg:height="0.258cm" svg:x="5.622cm" svg:y="3.303cm">
          <draw:image xlink:href="Pictures/2000000100000124000000D8A19DD694.svm" xlink:type="simple" xlink:show="embed" xlink:actuate="onLoad">
            <text:p/>
          </draw:image>
        </draw:frame>
        <draw:frame draw:style-name="gr10" draw:text-style-name="P1" draw:layer="layout" svg:width="0.283cm" svg:height="0.283cm" svg:x="5.348cm" svg:y="1.355cm">
          <draw:image xlink:href="Pictures/20000001000000ED000000EDF78F3513.svm" xlink:type="simple" xlink:show="embed" xlink:actuate="onLoad">
            <text:p/>
          </draw:image>
        </draw:frame>
        <draw:frame draw:style-name="gr11" draw:text-style-name="P1" draw:layer="layout" svg:width="0.264cm" svg:height="0.02cm" svg:x="5.357cm" svg:y="2.339cm">
          <draw:image xlink:href="Pictures/20000001000000DD00000012A856DA5C.svm" xlink:type="simple" xlink:show="embed" xlink:actuate="onLoad">
            <text:p/>
          </draw:image>
        </draw:frame>
        <draw:frame draw:style-name="gr10" draw:text-style-name="P1" draw:layer="layout" svg:width="0.283cm" svg:height="0.283cm" svg:x="5.646cm" svg:y="3.834cm">
          <draw:image xlink:href="Pictures/20000001000000ED000000EDF78F3513.svm" xlink:type="simple" xlink:show="embed" xlink:actuate="onLoad">
            <text:p/>
          </draw:image>
        </draw:frame>
        <draw:frame draw:style-name="gr11" draw:text-style-name="P1" draw:layer="layout" svg:width="0.264cm" svg:height="0.02cm" svg:x="5.655cm" svg:y="4.818cm">
          <draw:image xlink:href="Pictures/20000001000000DD00000012A856DA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0:29:39</dc:date>
    <dc:creator>kkk </dc:creator>
    <meta:editing-duration>PT32M31S</meta:editing-duration>
    <meta:editing-cycles>5</meta:editing-cycles>
    <meta:generator>LibreOffice/3.3$Linux LibreOffice_project/330m19$Build-401</meta:generator>
    <meta:document-statistic meta:object-count="25"/>
  </office:meta>
</office:document-meta>
</file>